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Anna Alle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uly 3</text:p>
      <text:p text:style-name="P4">Month<text:tab/><text:tab/><text:tab/><text:tab/><text:tab/><text:tab/>July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To Mr &amp; Mrs Morais, dear friends/</text:p>
      <text:p text:style-name="P2"><text:tab/>I have made several/ attempts to see you and attend/ Prayers, but am sorry to say,/ feel quite incompetent to do/ so; you will then please accept/ my sincere sympathy and/ condolence on your late Be/-reavement, and with prayers/ that God in <text:span text:style-name="T2">His</text:span><text:span text:style-name="T3"> goodness, may/ shield </text:span><text:span text:style-name="T2">you</text:span><text:span text:style-name="T3"> and </text:span><text:span text:style-name="T2">yours</text:span><text:span text:style-name="T3"> from/ all future sorrow/ <text:s/>I remain your sincere/ friend/ Anna Allen/</text:span></text:p>
      <text:p text:style-name="P2"><text:span text:style-name="T3">Sunday/</text:span></text:p>
      <text:p text:style-name="P2"><text:span text:style-name="T3">3</text:span><text:span text:style-name="T4">d</text:span><text:span text:style-name="T5"> Jul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5:02:21.74</meta:creation-date>
    <meta:document-statistic meta:table-count="0" meta:image-count="0" meta:object-count="0" meta:page-count="2" meta:paragraph-count="64" meta:word-count="229" meta:character-count="1629"/>
    <dc:date>2012-01-24T15:05:48.37</dc:date>
    <dc:creator>Penn Libraries</dc:creator>
    <meta:editing-duration>PT00H03M26S</meta:editing-duration>
    <meta:editing-cycles>1</meta:editing-cycles>
    <meta:generator>OpenOffice.org/3.2$Win32 OpenOffice.org_project/320m12$Build-9483</meta:generator>
  </office:meta>
</office:document-meta>
</file>